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fo:font-size="18pt" fo:font-weight="bold" officeooo:rsid="01131c63" officeooo:paragraph-rsid="01131c63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ff3333" fo:font-size="18pt" fo:letter-spacing="normal" fo:font-style="normal" fo:font-weight="bold" officeooo:rsid="01131c63" officeooo:paragraph-rsid="01131c63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000000" fo:font-size="18pt" fo:font-weight="bold" officeooo:rsid="01572232" officeooo:paragraph-rsid="017b5fad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000000" fo:font-weight="bold" officeooo:paragraph-rsid="00f35d40"/>
    </style:style>
    <style:style style:name="P7" style:family="paragraph" style:parent-style-name="Standard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71f037" officeooo:paragraph-rsid="017b5fad" style:font-size-asian="18pt" style:font-weight-asian="bold" style:font-size-complex="18pt" style:font-weight-complex="bold"/>
    </style:style>
    <style:style style:name="P8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149a435" style:font-size-asian="18pt" style:font-weight-asian="bold" style:font-size-complex="18pt" style:font-weight-complex="bold"/>
    </style:style>
    <style:style style:name="P9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6f5b5e" officeooo:paragraph-rsid="016f5b5e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7dd372" officeooo:paragraph-rsid="017dd372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7e1318" officeooo:paragraph-rsid="017e1318" style:font-size-asian="18pt" style:font-weight-asian="bold" style:font-size-complex="18pt" style:font-weight-complex="bold"/>
    </style:style>
    <style:style style:name="P12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1539f40" officeooo:paragraph-rsid="00c83a24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c83a24" style:font-weight-asian="bold" style:font-weight-complex="bold"/>
    </style:style>
    <style:style style:name="P15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17eaec4" style:font-weight-asian="bold" style:font-weight-complex="bold"/>
    </style:style>
    <style:style style:name="P16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8c364e" officeooo:paragraph-rsid="008c364e" style:font-size-asian="18pt" style:font-weight-asian="bold" style:font-size-complex="18pt" style:font-weight-complex="bold"/>
    </style:style>
    <style:style style:name="P17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80aa33" officeooo:paragraph-rsid="0180aa33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82f1a6" officeooo:paragraph-rsid="0182f1a6" style:font-size-asian="18pt" style:font-weight-asian="bold" style:font-size-complex="18pt" style:font-weight-complex="bold"/>
    </style:style>
    <style:style style:name="P19" style:family="paragraph" style:parent-style-name="Standard" style:list-style-name="L1">
      <style:paragraph-properties fo:margin-left="0.079cm" fo:margin-right="0cm" fo:text-indent="0cm" style:auto-text-indent="false"/>
      <style:text-properties fo:font-weight="bold" officeooo:paragraph-rsid="017eaec4" style:font-weight-asian="bold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1139296" style:font-size-asian="18pt" style:font-weight-asian="bold" style:font-size-complex="18pt" style:font-weight-complex="bold"/>
    </style:style>
    <style:style style:name="T3" style:family="text">
      <style:text-properties fo:font-size="18pt" officeooo:rsid="017b5fa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000000" fo:letter-spacing="normal" fo:font-style="normal" officeooo:rsid="003c4594"/>
    </style:style>
    <style:style style:name="T5" style:family="text">
      <style:text-properties fo:font-variant="normal" fo:text-transform="none" fo:color="#000000" fo:letter-spacing="normal" fo:font-style="normal" officeooo:rsid="0179b078"/>
    </style:style>
    <style:style style:name="T6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7" style:family="text">
      <style:text-properties fo:font-variant="normal" fo:text-transform="none" fo:color="#000000" fo:font-size="18pt" fo:letter-spacing="normal" fo:font-style="normal" officeooo:rsid="01139296" style:font-size-asian="18pt" style:font-size-complex="18pt"/>
    </style:style>
    <style:style style:name="T8" style:family="text">
      <style:text-properties fo:font-variant="normal" fo:text-transform="none" fo:color="#000000" fo:font-size="18pt" fo:letter-spacing="normal" fo:font-style="normal" officeooo:rsid="017b5fad" style:font-size-asian="18pt" style:font-size-complex="18pt"/>
    </style:style>
    <style:style style:name="T9" style:family="text">
      <style:text-properties fo:font-variant="normal" fo:text-transform="none" fo:letter-spacing="normal" fo:font-style="normal" officeooo:rsid="01139296"/>
    </style:style>
    <style:style style:name="T10" style:family="text">
      <style:text-properties fo:font-variant="normal" fo:text-transform="none" fo:letter-spacing="normal" fo:font-style="normal" officeooo:rsid="017b5fad"/>
    </style:style>
    <style:style style:name="T11" style:family="text">
      <style:text-properties fo:font-variant="normal" fo:text-transform="none" fo:color="#0066cc" fo:font-size="18pt" fo:letter-spacing="normal" fo:font-style="normal" officeooo:rsid="017e1318" style:font-size-asian="18pt" style:font-size-complex="18pt"/>
    </style:style>
    <style:style style:name="T12" style:family="text">
      <style:text-properties officeooo:rsid="002a6821"/>
    </style:style>
    <style:style style:name="T13" style:family="text">
      <style:text-properties officeooo:rsid="00551f18"/>
    </style:style>
    <style:style style:name="T14" style:family="text">
      <style:text-properties fo:color="#000000" fo:font-size="18pt" style:font-size-asian="18pt" style:font-size-complex="18pt"/>
    </style:style>
    <style:style style:name="T15" style:family="text">
      <style:text-properties fo:color="#000000" fo:font-size="18pt" officeooo:rsid="01139296" style:font-size-asian="18pt" style:font-size-complex="18pt"/>
    </style:style>
    <style:style style:name="T16" style:family="text">
      <style:text-properties fo:color="#ff0000" officeooo:rsid="00c063df"/>
    </style:style>
    <style:style style:name="T17" style:family="text">
      <style:text-properties officeooo:rsid="00d98e39"/>
    </style:style>
    <style:style style:name="T18" style:family="text">
      <style:text-properties officeooo:rsid="00f35d40"/>
    </style:style>
    <style:style style:name="T19" style:family="text">
      <style:text-properties officeooo:rsid="017346ec"/>
    </style:style>
    <style:style style:name="T20" style:family="text">
      <style:text-properties officeooo:rsid="0174e116"/>
    </style:style>
    <style:style style:name="T21" style:family="text">
      <style:text-properties officeooo:rsid="017b5fad"/>
    </style:style>
    <style:style style:name="T22" style:family="text">
      <style:text-properties officeooo:rsid="017e1318"/>
    </style:style>
    <style:style style:name="T23" style:family="text">
      <style:text-properties officeooo:rsid="0181cc44"/>
    </style:style>
    <style:style style:name="T24" style:family="text">
      <style:text-properties officeooo:rsid="0184dc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P</text:span>lan piosenek <text:span text:style-name="T13">2014.06.10.</text:span></text:p>
      <text:p text:style-name="P2">#<text:span text:style-name="T17">################### Lista piosenek</text:span><text:span text:style-name="T16"> </text:span>#<text:span text:style-name="T18">###################</text:span></text:p>
      <text:list xml:id="list4226056544347478859" text:style-name="L1">
        <text:list-header>
          <text:p text:style-name="P8"><text:span text:style-name="T4">1. <text:s/></text:span><text:span text:style-name="T5">Z czterech wiatrów</text:span></text:p>
          <text:p text:style-name="P9">rx2</text:p>
        </text:list-header>
      </text:list>
      <text:p text:style-name="P4"/>
      <text:p text:style-name="P3"><text:span text:style-name="T9">2. </text:span><text:span text:style-name="T10">Otwórz me oczy o Panie</text:span></text:p>
      <text:p text:style-name="P10">zx1, rx2</text:p>
      <text:list xml:id="list171016621167262" text:continue-numbering="true" text:style-name="L1">
        <text:list-header>
          <text:p text:style-name="P12"/>
          <text:p text:style-name="P14"><text:span text:style-name="T7">3</text:span><text:span text:style-name="T6">. <text:s/></text:span><text:span text:style-name="T8">Raduje się dusza ma</text:span></text:p>
        </text:list-header>
      </text:list>
      <text:p text:style-name="P11">bez bomb</text:p>
      <text:list xml:id="list171016624169680" text:continue-numbering="true" text:style-name="L1">
        <text:list-header>
          <text:p text:style-name="P13"/>
          <text:p text:style-name="P15"><text:span text:style-name="T15">4</text:span><text:span text:style-name="T14">. <text:s/></text:span><text:span text:style-name="T8">Jesteś Miłością/Radością/Pokojem</text:span></text:p>
          <text:p text:style-name="P19"><text:span text:style-name="T11">bez bomb</text:span></text:p>
          <text:p text:style-name="P16"/>
        </text:list-header>
      </text:list>
      <text:p text:style-name="P6"><text:span text:style-name="T2">5</text:span><text:span text:style-name="T1">. <text:s/></text:span><text:span text:style-name="T3">Bo góry mogą ustąpić</text:span></text:p>
      <text:list xml:id="list171016630153527" text:continue-numbering="true" text:style-name="L1">
        <text:list-header>
          <text:p text:style-name="P17">zwr 1 x2 <text:span text:style-name="T23">cała</text:span></text:p>
        </text:list-header>
      </text:list>
      <text:p text:style-name="P5"/>
      <text:p text:style-name="P5">6. <text:span text:style-name="T21">W moim sercu jest tylko imię Twe</text:span></text:p>
      <text:p text:style-name="P18"><text:span text:style-name="T24">0</text:span> bomb</text:p>
      <text:p text:style-name="P5"/>
      <text:p text:style-name="P5"><text:span text:style-name="T21">7</text:span>. <text:span text:style-name="T21">Przyjaciela mam</text:span></text:p>
      <text:p text:style-name="P7"><text:span text:style-name="T20">???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1M17S</meta:editing-duration>
    <meta:editing-cycles>403</meta:editing-cycles>
    <meta:generator>LibreOffice/4.1.2.3$Windows_x86 LibreOffice_project/40b2d7fde7e8d2d7bc5a449dc65df4d08a7dd38</meta:generator>
    <dc:date>2014-06-10T17:10:16.542000000</dc:date>
    <meta:document-statistic meta:table-count="0" meta:image-count="0" meta:object-count="0" meta:page-count="1" meta:paragraph-count="16" meta:word-count="55" meta:character-count="313" meta:non-whitespace-character-count="270"/>
    <meta:user-defined meta:name="Info 1"/>
    <meta:user-defined meta:name="Info 2"/>
    <meta:user-defined meta:name="Info 3"/>
    <meta:user-defined meta:name="Info 4"/>
  </office:meta>
</office:document-meta>
</file>